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1.2917in" fo:margin-left="0in" table:align="left"/>
    </style:style>
    <style:style style:name="Table1.A" style:family="table-column">
      <style:table-column-properties style:column-width="3.3542in"/>
    </style:style>
    <style:style style:name="Table1.B" style:family="table-column">
      <style:table-column-properties style:column-width="3.75in"/>
    </style:style>
    <style:style style:name="Table1.C" style:family="table-column">
      <style:table-column-properties style:column-width="4.1875in"/>
    </style:style>
    <style:style style:name="Table1.1" style:family="table-row">
      <style:table-row-properties style:min-row-height="2.9167in"/>
    </style:style>
    <style:style style:name="Table1.A1" style:family="table-cell">
      <style:table-cell-properties fo:padding="0.0382in" fo:border="none"/>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Table4" style:family="table">
      <style:table-properties style:width="2.9792in" table:align="left"/>
    </style:style>
    <style:style style:name="Table4.A" style:family="table-column">
      <style:table-column-properties style:column-width="0.5417in"/>
    </style:style>
    <style:style style:name="Table4.B" style:family="table-column">
      <style:table-column-properties style:column-width="0.6875in"/>
    </style:style>
    <style:style style:name="Table4.D" style:family="table-column">
      <style:table-column-properties style:column-width="1.0625in"/>
    </style:style>
    <style:style style:name="Table4.A1" style:family="table-cell">
      <style:table-cell-properties fo:padding="0.0382in" fo:border="none"/>
    </style:style>
    <style:style style:name="Table6" style:family="table">
      <style:table-properties style:width="2.9792in" table:align="left"/>
    </style:style>
    <style:style style:name="Table6.A" style:family="table-column">
      <style:table-column-properties style:column-width="0.5417in"/>
    </style:style>
    <style:style style:name="Table6.B" style:family="table-column">
      <style:table-column-properties style:column-width="0.9375in"/>
    </style:style>
    <style:style style:name="Table6.C" style:family="table-column">
      <style:table-column-properties style:column-width="0.625in"/>
    </style:style>
    <style:style style:name="Table6.D" style:family="table-column">
      <style:table-column-properties style:column-width="0.875in"/>
    </style:style>
    <style:style style:name="Table6.A1" style:family="table-cell">
      <style:table-cell-properties fo:padding="0.0382in" fo:border="none"/>
    </style:style>
    <style:style style:name="Table6.3" style:family="table-row">
      <style:table-row-properties style:min-row-height="0.1333in"/>
    </style:style>
    <style:style style:name="Table6.4" style:family="table-row">
      <style:table-row-properties style:min-row-height="0.1792in"/>
    </style:style>
    <style:style style:name="P1" style:family="paragraph" style:parent-style-name="Standard">
      <loext:graphic-properties draw:fill="none"/>
      <style:paragraph-properties fo:margin-left="0in" fo:margin-right="-0.8118in" fo:text-indent="0in" style:auto-text-indent="false" fo:background-color="transparent"/>
    </style:style>
    <style:style style:name="P2"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b6390" officeooo:paragraph-rsid="00047f58" style:font-size-asian="7.5pt" style:font-weight-asian="bold" style:font-size-complex="7.5pt" style:font-weight-complex="bold"/>
    </style:style>
    <style:style style:name="P3"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bold" officeooo:rsid="000cc94a" officeooo:paragraph-rsid="00047f58" style:font-size-asian="7.5pt" style:font-weight-asian="bold" style:font-size-complex="7.5pt" style:font-weight-complex="bold"/>
    </style:style>
    <style:style style:name="P4"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b6390" officeooo:paragraph-rsid="00047f58" style:font-size-asian="7.5pt" style:font-weight-asian="normal" style:font-size-complex="7.5pt" style:font-weight-complex="normal"/>
    </style:style>
    <style:style style:name="P5" style:family="paragraph" style:parent-style-name="Standard">
      <loext:graphic-properties draw:fill="none"/>
      <style:paragraph-properties fo:margin-left="0in" fo:margin-right="0in" fo:text-indent="0in" style:auto-text-indent="false" fo:background-color="transparent">
        <style:tab-stops>
          <style:tab-stop style:position="6.2602in"/>
        </style:tab-stops>
      </style:paragraph-properties>
      <style:text-properties fo:font-size="7.5pt" fo:font-weight="normal" officeooo:rsid="000cc94a" officeooo:paragraph-rsid="00047f58" style:font-size-asian="7.5pt" style:font-weight-asian="normal" style:font-size-complex="7.5pt" style:font-weight-complex="normal"/>
    </style:style>
    <style:style style:name="P6" style:family="paragraph" style:parent-style-name="Standard">
      <style:text-properties fo:font-size="7.5pt" style:font-size-asian="7.5pt" style:font-size-complex="7.5pt"/>
    </style:style>
    <style:style style:name="P7" style:family="paragraph" style:parent-style-name="Table_20_Contents">
      <style:text-properties fo:font-size="7.5pt" fo:font-weight="bold" officeooo:rsid="00089c45" officeooo:paragraph-rsid="00047f58" style:font-size-asian="7.5pt" style:font-weight-asian="bold" style:font-size-complex="7.5pt" style:font-weight-complex="bold"/>
    </style:style>
    <style:style style:name="P8" style:family="paragraph" style:parent-style-name="Table_20_Contents">
      <style:text-properties fo:font-size="7.5pt" fo:font-weight="bold" officeooo:rsid="000a7e3d" officeooo:paragraph-rsid="00047f58" style:font-size-asian="7.5pt" style:font-weight-asian="bold" style:font-size-complex="7.5pt" style:font-weight-complex="bold"/>
    </style:style>
    <style:style style:name="P9" style:family="paragraph" style:parent-style-name="Table_20_Contents">
      <style:text-properties fo:font-size="7.5pt" fo:font-weight="bold" officeooo:rsid="001cfa59" officeooo:paragraph-rsid="00047f58" style:font-size-asian="7.5pt" style:font-weight-asian="bold" style:font-size-complex="7.5pt" style:font-weight-complex="bold"/>
    </style:style>
    <style:style style:name="P10" style:family="paragraph" style:parent-style-name="Table_20_Contents">
      <style:paragraph-properties fo:text-align="center" style:justify-single-word="false"/>
      <style:text-properties fo:font-size="7.5pt" fo:font-weight="bold" officeooo:rsid="001cfa59" officeooo:paragraph-rsid="00047f58" style:font-size-asian="7.5pt" style:font-weight-asian="bold" style:font-size-complex="7.5pt" style:font-weight-complex="bold"/>
    </style:style>
    <style:style style:name="P11" style:family="paragraph" style:parent-style-name="Table_20_Contents">
      <style:paragraph-properties fo:text-align="center" style:justify-single-word="false"/>
      <style:text-properties fo:font-size="7.5pt" fo:font-weight="bold" officeooo:paragraph-rsid="00047f58" style:font-size-asian="7.5pt" style:font-weight-asian="bold" style:font-size-complex="7.5pt" style:font-weight-complex="bold"/>
    </style:style>
    <style:style style:name="P12" style:family="paragraph" style:parent-style-name="Table_20_Contents">
      <style:text-properties fo:font-size="7.5pt" fo:font-weight="bold" officeooo:rsid="001d02c8" officeooo:paragraph-rsid="00047f58" style:font-size-asian="7.5pt" style:font-weight-asian="bold" style:font-size-complex="7.5pt" style:font-weight-complex="bold"/>
    </style:style>
    <style:style style:name="P13" style:family="paragraph" style:parent-style-name="Table_20_Contents">
      <style:text-properties fo:font-size="7.5pt" fo:font-weight="bold" officeooo:rsid="00122522" officeooo:paragraph-rsid="00122522" style:font-size-asian="7.5pt" style:font-weight-asian="bold" style:font-size-complex="7.5pt" style:font-weight-complex="bold"/>
    </style:style>
    <style:style style:name="P14" style:family="paragraph" style:parent-style-name="Table_20_Contents">
      <style:text-properties fo:font-size="7.5pt" fo:font-weight="bold" officeooo:rsid="0014bdd8" officeooo:paragraph-rsid="0014bdd8" style:font-size-asian="7.5pt" style:font-weight-asian="bold" style:font-size-complex="7.5pt" style:font-weight-complex="bold"/>
    </style:style>
    <style:style style:name="P15" style:family="paragraph" style:parent-style-name="Table_20_Contents">
      <style:text-properties fo:font-size="7.5pt" fo:font-weight="bold" officeooo:rsid="001c7f73" officeooo:paragraph-rsid="001c7f73" style:font-size-asian="7.5pt" style:font-weight-asian="bold" style:font-size-complex="7.5pt" style:font-weight-complex="bold"/>
    </style:style>
    <style:style style:name="P16" style:family="paragraph" style:parent-style-name="Table_20_Contents">
      <style:text-properties fo:font-size="7.5pt" fo:font-weight="bold" officeooo:rsid="00293e30" officeooo:paragraph-rsid="00293e30" style:font-size-asian="7.5pt" style:font-weight-asian="bold" style:font-size-complex="7.5pt" style:font-weight-complex="bold"/>
    </style:style>
    <style:style style:name="P17" style:family="paragraph" style:parent-style-name="Table_20_Contents">
      <style:text-properties fo:font-size="7.5pt" fo:font-weight="bold" officeooo:rsid="002b813b" officeooo:paragraph-rsid="002b813b" style:font-size-asian="7.5pt" style:font-weight-asian="bold" style:font-size-complex="7.5pt" style:font-weight-complex="bold"/>
    </style:style>
    <style:style style:name="P18" style:family="paragraph" style:parent-style-name="Table_20_Contents">
      <style:text-properties fo:font-size="7.5pt" fo:font-weight="bold" officeooo:rsid="00328fc0" officeooo:paragraph-rsid="00328fc0" style:font-size-asian="7.5pt" style:font-weight-asian="bold" style:font-size-complex="7.5pt" style:font-weight-complex="bold"/>
    </style:style>
    <style:style style:name="P19" style:family="paragraph" style:parent-style-name="Table_20_Contents">
      <style:text-properties fo:font-size="7.5pt" fo:font-weight="bold" officeooo:rsid="00337dca" officeooo:paragraph-rsid="00337dca" style:font-size-asian="7.5pt" style:font-weight-asian="bold" style:font-size-complex="7.5pt" style:font-weight-complex="bold"/>
    </style:style>
    <style:style style:name="P20" style:family="paragraph" style:parent-style-name="Table_20_Contents">
      <style:text-properties fo:font-size="7.5pt" fo:font-weight="bold" officeooo:rsid="0036b4a0" officeooo:paragraph-rsid="0036b4a0" style:font-size-asian="7.5pt" style:font-weight-asian="bold" style:font-size-complex="7.5pt" style:font-weight-complex="bold"/>
    </style:style>
    <style:style style:name="P21" style:family="paragraph" style:parent-style-name="Table_20_Contents">
      <style:text-properties fo:font-size="7.5pt" fo:font-weight="bold" officeooo:rsid="0038117c" officeooo:paragraph-rsid="0038117c" style:font-size-asian="7.5pt" style:font-weight-asian="bold" style:font-size-complex="7.5pt" style:font-weight-complex="bold"/>
    </style:style>
    <style:style style:name="P22" style:family="paragraph" style:parent-style-name="Table_20_Contents">
      <style:text-properties fo:font-size="7.5pt" fo:font-weight="bold" officeooo:rsid="00472aee" officeooo:paragraph-rsid="00472aee" style:font-size-asian="7.5pt" style:font-weight-asian="bold" style:font-size-complex="7.5pt" style:font-weight-complex="bold"/>
    </style:style>
    <style:style style:name="P23" style:family="paragraph" style:parent-style-name="Table_20_Contents">
      <style:text-properties fo:font-size="7.5pt" fo:font-weight="bold" officeooo:rsid="00472aee" officeooo:paragraph-rsid="0048ea2f" style:font-size-asian="7.5pt" style:font-weight-asian="bold" style:font-size-complex="7.5pt" style:font-weight-complex="bold"/>
    </style:style>
    <style:style style:name="P24" style:family="paragraph" style:parent-style-name="Table_20_Contents">
      <style:text-properties fo:font-size="7.5pt" fo:font-weight="bold" officeooo:rsid="00472aee" officeooo:paragraph-rsid="004adadb" style:font-size-asian="7.5pt" style:font-weight-asian="bold" style:font-size-complex="7.5pt" style:font-weight-complex="bold"/>
    </style:style>
    <style:style style:name="P25" style:family="paragraph" style:parent-style-name="Table_20_Contents">
      <style:text-properties fo:font-size="7.5pt" fo:font-weight="bold" officeooo:rsid="00472aee" officeooo:paragraph-rsid="004c49d7" style:font-size-asian="7.5pt" style:font-weight-asian="bold" style:font-size-complex="7.5pt" style:font-weight-complex="bold"/>
    </style:style>
    <style:style style:name="P26" style:family="paragraph" style:parent-style-name="Table_20_Contents">
      <style:text-properties fo:font-size="7.5pt" fo:font-weight="bold" officeooo:rsid="00472aee" officeooo:paragraph-rsid="004e1200" style:font-size-asian="7.5pt" style:font-weight-asian="bold" style:font-size-complex="7.5pt" style:font-weight-complex="bold"/>
    </style:style>
    <style:style style:name="P27" style:family="paragraph" style:parent-style-name="Table_20_Contents">
      <style:text-properties fo:font-size="7.5pt" fo:font-weight="bold" officeooo:rsid="00472aee" officeooo:paragraph-rsid="00539c3a" style:font-size-asian="7.5pt" style:font-weight-asian="bold" style:font-size-complex="7.5pt" style:font-weight-complex="bold"/>
    </style:style>
    <style:style style:name="P28" style:family="paragraph" style:parent-style-name="Table_20_Contents">
      <style:text-properties fo:font-size="7.5pt" fo:font-weight="bold" officeooo:rsid="00472aee" officeooo:paragraph-rsid="005bc8d6" style:font-size-asian="7.5pt" style:font-weight-asian="bold" style:font-size-complex="7.5pt" style:font-weight-complex="bold"/>
    </style:style>
    <style:style style:name="P29" style:family="paragraph" style:parent-style-name="Table_20_Contents">
      <style:text-properties fo:font-size="7.5pt" fo:font-weight="bold" officeooo:rsid="00472aee" officeooo:paragraph-rsid="006290c2" style:font-size-asian="7.5pt" style:font-weight-asian="bold" style:font-size-complex="7.5pt" style:font-weight-complex="bold"/>
    </style:style>
    <style:style style:name="P30" style:family="paragraph" style:parent-style-name="Table_20_Contents">
      <style:text-properties fo:font-size="7.5pt" fo:font-weight="bold" officeooo:rsid="00472aee" officeooo:paragraph-rsid="0063a298" style:font-size-asian="7.5pt" style:font-weight-asian="bold" style:font-size-complex="7.5pt" style:font-weight-complex="bold"/>
    </style:style>
    <style:style style:name="P31" style:family="paragraph" style:parent-style-name="Table_20_Contents">
      <style:text-properties fo:font-size="7.5pt" fo:font-weight="bold" officeooo:rsid="004bc479" officeooo:paragraph-rsid="004bc479" style:font-size-asian="7.5pt" style:font-weight-asian="bold" style:font-size-complex="7.5pt" style:font-weight-complex="bold"/>
    </style:style>
    <style:style style:name="P32" style:family="paragraph" style:parent-style-name="Table_20_Contents">
      <style:text-properties fo:font-size="7.5pt" fo:font-weight="bold" officeooo:rsid="00652a12" officeooo:paragraph-rsid="00652a12" style:font-size-asian="7.5pt" style:font-weight-asian="bold" style:font-size-complex="7.5pt" style:font-weight-complex="bold"/>
    </style:style>
    <style:style style:name="P33" style:family="paragraph" style:parent-style-name="Table_20_Contents">
      <style:text-properties fo:font-size="7.5pt" fo:font-weight="normal" officeooo:rsid="00089c45" officeooo:paragraph-rsid="00047f58" style:font-size-asian="7.5pt" style:font-weight-asian="normal" style:font-size-complex="7.5pt" style:font-weight-complex="normal"/>
    </style:style>
    <style:style style:name="P34" style:family="paragraph" style:parent-style-name="Table_20_Contents">
      <style:text-properties fo:font-size="7.5pt" fo:font-weight="normal" officeooo:rsid="000a7e3d" officeooo:paragraph-rsid="00047f58" style:font-size-asian="7.5pt" style:font-weight-asian="normal" style:font-size-complex="7.5pt" style:font-weight-complex="normal"/>
    </style:style>
    <style:style style:name="P35" style:family="paragraph" style:parent-style-name="Table_20_Contents">
      <style:text-properties fo:font-size="7.5pt" officeooo:rsid="000eb328" officeooo:paragraph-rsid="00047f58" style:font-size-asian="7.5pt" style:font-size-complex="7.5pt"/>
    </style:style>
    <style:style style:name="P36" style:family="paragraph" style:parent-style-name="Table_20_Contents">
      <style:text-properties fo:font-size="7.5pt" officeooo:rsid="001ee435" officeooo:paragraph-rsid="00047f58" style:font-size-asian="7.5pt" style:font-size-complex="7.5pt"/>
    </style:style>
    <style:style style:name="P37" style:family="paragraph" style:parent-style-name="Table_20_Contents">
      <style:text-properties fo:font-size="8pt" fo:font-weight="bold" officeooo:rsid="002e29bc" officeooo:paragraph-rsid="0007e2a6"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fo:font-size="8pt" fo:font-weight="bold" officeooo:rsid="001cfa59" officeooo:paragraph-rsid="0004e2f6" style:font-size-asian="8pt" style:font-weight-asian="bold" style:font-size-complex="8pt" style:font-weight-complex="bold"/>
    </style:style>
    <style:style style:name="P39" style:family="paragraph" style:parent-style-name="Table_20_Contents">
      <style:text-properties fo:font-size="8pt" fo:font-weight="bold" officeooo:rsid="001cfa59" officeooo:paragraph-rsid="0004e2f6" style:font-size-asian="8pt" style:font-weight-asian="bold" style:font-size-complex="8pt" style:font-weight-complex="bold"/>
    </style:style>
    <style:style style:name="P40" style:family="paragraph" style:parent-style-name="Table_20_Contents">
      <style:paragraph-properties fo:text-align="center" style:justify-single-word="false"/>
      <style:text-properties fo:font-size="8pt" fo:font-weight="bold" officeooo:paragraph-rsid="0004e2f6" style:font-size-asian="8pt" style:font-weight-asian="bold" style:font-size-complex="8pt" style:font-weight-complex="bold"/>
    </style:style>
    <style:style style:name="P41" style:family="paragraph" style:parent-style-name="Table_20_Contents">
      <style:text-properties fo:font-size="8pt" fo:font-weight="bold" officeooo:rsid="00287ad2" officeooo:paragraph-rsid="0004e2f6" style:font-size-asian="8pt" style:font-weight-asian="bold" style:font-size-complex="8pt" style:font-weight-complex="bold"/>
    </style:style>
    <style:style style:name="P42" style:family="paragraph" style:parent-style-name="Table_20_Contents">
      <style:text-properties fo:font-size="8pt" fo:font-weight="bold" officeooo:rsid="002996e2" officeooo:paragraph-rsid="0004e2f6" style:font-size-asian="8pt" style:font-weight-asian="bold" style:font-size-complex="8pt" style:font-weight-complex="bold"/>
    </style:style>
    <style:style style:name="P43" style:family="paragraph" style:parent-style-name="Table_20_Contents">
      <style:text-properties fo:font-size="8pt" fo:font-weight="bold" officeooo:rsid="001049d1" officeooo:paragraph-rsid="0010ad68" style:font-size-asian="8pt" style:font-weight-asian="bold" style:font-size-complex="8pt" style:font-weight-complex="bold"/>
    </style:style>
    <style:style style:name="P44" style:family="paragraph" style:parent-style-name="Table_20_Contents">
      <style:text-properties fo:font-size="8pt" officeooo:rsid="002e29bc" officeooo:paragraph-rsid="0004e2f6" style:font-size-asian="8pt" style:font-size-complex="8pt"/>
    </style:style>
    <style:style style:name="P45" style:family="paragraph" style:parent-style-name="Table_20_Contents">
      <style:text-properties fo:font-size="8pt" officeooo:rsid="002e29bc" officeooo:paragraph-rsid="0007e2a6" style:font-size-asian="8pt" style:font-size-complex="8pt"/>
    </style:style>
    <style:style style:name="P46" style:family="paragraph" style:parent-style-name="Table_20_Contents">
      <style:text-properties fo:font-size="8pt" officeooo:rsid="00234a92" officeooo:paragraph-rsid="0004e2f6" style:font-size-asian="8pt" style:font-size-complex="8pt"/>
    </style:style>
    <style:style style:name="P47" style:family="paragraph" style:parent-style-name="Table_20_Contents">
      <style:text-properties fo:font-size="8pt" officeooo:rsid="00287ad2" officeooo:paragraph-rsid="0004e2f6" style:font-size-asian="8pt" style:font-size-complex="8pt"/>
    </style:style>
    <style:style style:name="P48" style:family="paragraph" style:parent-style-name="Table_20_Contents">
      <style:text-properties fo:font-size="8pt" officeooo:rsid="002996e2" officeooo:paragraph-rsid="0004e2f6" style:font-size-asian="8pt" style:font-size-complex="8pt"/>
    </style:style>
    <style:style style:name="P49" style:family="paragraph" style:parent-style-name="Table_20_Contents">
      <style:text-properties fo:font-size="8pt" officeooo:rsid="0007e2a6" officeooo:paragraph-rsid="0007e2a6" style:font-size-asian="8pt" style:font-size-complex="8pt"/>
    </style:style>
    <style:style style:name="P50" style:family="paragraph" style:parent-style-name="Table_20_Contents">
      <style:text-properties fo:font-size="8pt" officeooo:rsid="00086f07" officeooo:paragraph-rsid="00086f07" style:font-size-asian="8pt" style:font-size-complex="8pt"/>
    </style:style>
    <style:style style:name="P51" style:family="paragraph" style:parent-style-name="Table_20_Contents">
      <style:text-properties fo:font-size="8pt" officeooo:rsid="00086f07" officeooo:paragraph-rsid="00097932" style:font-size-asian="8pt" style:font-size-complex="8pt"/>
    </style:style>
    <style:style style:name="P52" style:family="paragraph" style:parent-style-name="Table_20_Contents">
      <style:text-properties fo:font-size="8pt" officeooo:rsid="00097932" officeooo:paragraph-rsid="00097932" style:font-size-asian="8pt" style:font-size-complex="8pt"/>
    </style:style>
    <style:style style:name="P53" style:family="paragraph" style:parent-style-name="Table_20_Contents">
      <style:text-properties fo:font-size="8pt" officeooo:rsid="00097932" officeooo:paragraph-rsid="0009f93a" style:font-size-asian="8pt" style:font-size-complex="8pt"/>
    </style:style>
    <style:style style:name="P54" style:family="paragraph" style:parent-style-name="Table_20_Contents">
      <style:text-properties fo:font-size="8pt" officeooo:rsid="001049d1" officeooo:paragraph-rsid="001049d1"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0dfb57" style:font-weight-asian="normal" style:font-weight-complex="normal"/>
    </style:style>
    <style:style style:name="T3" style:family="text">
      <style:text-properties fo:font-weight="normal" officeooo:rsid="000cc94a" style:font-weight-asian="normal" style:font-weight-complex="normal"/>
    </style:style>
    <style:style style:name="T4" style:family="text">
      <style:text-properties fo:font-weight="normal" officeooo:rsid="00211026" style:font-weight-asian="normal" style:font-weight-complex="normal"/>
    </style:style>
    <style:style style:name="T5" style:family="text">
      <style:text-properties fo:font-weight="normal" officeooo:rsid="0019a117" style:font-weight-asian="normal" style:font-weight-complex="normal"/>
    </style:style>
    <style:style style:name="T6" style:family="text">
      <style:text-properties fo:font-weight="normal" officeooo:rsid="00177a34" style:font-weight-asian="normal" style:font-weight-complex="normal"/>
    </style:style>
    <style:style style:name="T7" style:family="text">
      <style:text-properties fo:font-weight="normal" officeooo:rsid="001b671f" style:font-weight-asian="normal" style:font-weight-complex="normal"/>
    </style:style>
    <style:style style:name="T8" style:family="text">
      <style:text-properties fo:font-weight="normal" officeooo:rsid="00209fa7" style:font-weight-asian="normal" style:font-weight-complex="normal"/>
    </style:style>
    <style:style style:name="T9" style:family="text">
      <style:text-properties fo:font-weight="normal" officeooo:rsid="000b6390" style:font-weight-asian="normal" style:font-weight-complex="normal"/>
    </style:style>
    <style:style style:name="T10" style:family="text">
      <style:text-properties fo:font-weight="normal" officeooo:rsid="00089c45" style:font-weight-asian="normal" style:font-weight-complex="normal"/>
    </style:style>
    <style:style style:name="T11" style:family="text">
      <style:text-properties fo:font-weight="normal" officeooo:rsid="000b10cc" style:font-weight-asian="normal" style:font-weight-complex="normal"/>
    </style:style>
    <style:style style:name="T12" style:family="text">
      <style:text-properties fo:font-weight="normal" officeooo:rsid="0010ad68" style:font-weight-asian="normal" style:font-weight-complex="normal"/>
    </style:style>
    <style:style style:name="T13" style:family="text">
      <style:text-properties fo:font-weight="normal" officeooo:rsid="001cd4a1" style:font-weight-asian="normal" style:font-weight-complex="normal"/>
    </style:style>
    <style:style style:name="T14" style:family="text">
      <style:text-properties fo:font-weight="normal" officeooo:rsid="001e402e" style:font-weight-asian="normal" style:font-weight-complex="normal"/>
    </style:style>
    <style:style style:name="T15" style:family="text">
      <style:text-properties fo:font-weight="normal" officeooo:rsid="001ecb01" style:font-weight-asian="normal" style:font-weight-complex="normal"/>
    </style:style>
    <style:style style:name="T16" style:family="text">
      <style:text-properties fo:font-weight="normal" officeooo:rsid="00206f84" style:font-weight-asian="normal" style:font-weight-complex="normal"/>
    </style:style>
    <style:style style:name="T17" style:family="text">
      <style:text-properties fo:font-weight="normal" officeooo:rsid="0021047f" style:font-weight-asian="normal" style:font-weight-complex="normal"/>
    </style:style>
    <style:style style:name="T18" style:family="text">
      <style:text-properties fo:font-weight="normal" officeooo:rsid="0022741a" style:font-weight-asian="normal" style:font-weight-complex="normal"/>
    </style:style>
    <style:style style:name="T19" style:family="text">
      <style:text-properties fo:font-weight="normal" officeooo:rsid="00258904" style:font-weight-asian="normal" style:font-weight-complex="normal"/>
    </style:style>
    <style:style style:name="T20" style:family="text">
      <style:text-properties fo:font-weight="normal" officeooo:rsid="002692f7" style:font-weight-asian="normal" style:font-weight-complex="normal"/>
    </style:style>
    <style:style style:name="T21" style:family="text">
      <style:text-properties fo:font-weight="normal" officeooo:rsid="002e92f8" style:font-weight-asian="normal" style:font-weight-complex="normal"/>
    </style:style>
    <style:style style:name="T22" style:family="text">
      <style:text-properties fo:font-weight="normal" officeooo:rsid="00300e89" style:font-weight-asian="normal" style:font-weight-complex="normal"/>
    </style:style>
    <style:style style:name="T23" style:family="text">
      <style:text-properties fo:font-weight="normal" officeooo:rsid="0030b238" style:font-weight-asian="normal" style:font-weight-complex="normal"/>
    </style:style>
    <style:style style:name="T24" style:family="text">
      <style:text-properties fo:font-weight="normal" officeooo:rsid="003303f9" style:font-weight-asian="normal" style:font-weight-complex="normal"/>
    </style:style>
    <style:style style:name="T25" style:family="text">
      <style:text-properties fo:font-weight="normal" officeooo:rsid="00353469" style:font-weight-asian="normal" style:font-weight-complex="normal"/>
    </style:style>
    <style:style style:name="T26" style:family="text">
      <style:text-properties fo:font-weight="normal" officeooo:rsid="00337dca" style:font-weight-asian="normal" style:font-weight-complex="normal"/>
    </style:style>
    <style:style style:name="T27" style:family="text">
      <style:text-properties fo:font-weight="normal" officeooo:rsid="003be0c4" style:font-weight-asian="normal" style:font-weight-complex="normal"/>
    </style:style>
    <style:style style:name="T28" style:family="text">
      <style:text-properties fo:font-weight="normal" officeooo:rsid="003cee89" style:font-weight-asian="normal" style:font-weight-complex="normal"/>
    </style:style>
    <style:style style:name="T29" style:family="text">
      <style:text-properties fo:font-weight="normal" officeooo:rsid="003ead9e" style:font-weight-asian="normal" style:font-weight-complex="normal"/>
    </style:style>
    <style:style style:name="T30" style:family="text">
      <style:text-properties fo:font-weight="normal" officeooo:rsid="003f6add" style:font-weight-asian="normal" style:font-weight-complex="normal"/>
    </style:style>
    <style:style style:name="T31" style:family="text">
      <style:text-properties fo:font-weight="normal" officeooo:rsid="00411d2c" style:font-weight-asian="normal" style:font-weight-complex="normal"/>
    </style:style>
    <style:style style:name="T32" style:family="text">
      <style:text-properties fo:font-weight="normal" officeooo:rsid="0041519f" style:font-weight-asian="normal" style:font-weight-complex="normal"/>
    </style:style>
    <style:style style:name="T33" style:family="text">
      <style:text-properties fo:font-weight="normal" officeooo:rsid="00431c85" style:font-weight-asian="normal" style:font-weight-complex="normal"/>
    </style:style>
    <style:style style:name="T34" style:family="text">
      <style:text-properties fo:font-weight="normal" officeooo:rsid="0044b48d" style:font-weight-asian="normal" style:font-weight-complex="normal"/>
    </style:style>
    <style:style style:name="T35" style:family="text">
      <style:text-properties fo:font-weight="normal" officeooo:rsid="0048ea2f" style:font-weight-asian="normal" style:font-weight-complex="normal"/>
    </style:style>
    <style:style style:name="T36" style:family="text">
      <style:text-properties fo:font-weight="normal" officeooo:rsid="004adadb" style:font-weight-asian="normal" style:font-weight-complex="normal"/>
    </style:style>
    <style:style style:name="T37" style:family="text">
      <style:text-properties fo:font-weight="normal" officeooo:rsid="004ae068" style:font-weight-asian="normal" style:font-weight-complex="normal"/>
    </style:style>
    <style:style style:name="T38" style:family="text">
      <style:text-properties fo:font-weight="normal" officeooo:rsid="004c49d7" style:font-weight-asian="normal" style:font-weight-complex="normal"/>
    </style:style>
    <style:style style:name="T39" style:family="text">
      <style:text-properties fo:font-weight="normal" officeooo:rsid="004e1200" style:font-weight-asian="normal" style:font-weight-complex="normal"/>
    </style:style>
    <style:style style:name="T40" style:family="text">
      <style:text-properties fo:font-weight="normal" officeooo:rsid="004f83fc" style:font-weight-asian="normal" style:font-weight-complex="normal"/>
    </style:style>
    <style:style style:name="T41" style:family="text">
      <style:text-properties fo:font-weight="normal" officeooo:rsid="005232bb" style:font-weight-asian="normal" style:font-weight-complex="normal"/>
    </style:style>
    <style:style style:name="T42" style:family="text">
      <style:text-properties fo:font-weight="normal" officeooo:rsid="00539c3a" style:font-weight-asian="normal" style:font-weight-complex="normal"/>
    </style:style>
    <style:style style:name="T43" style:family="text">
      <style:text-properties fo:font-weight="normal" officeooo:rsid="00567e2e" style:font-weight-asian="normal" style:font-weight-complex="normal"/>
    </style:style>
    <style:style style:name="T44" style:family="text">
      <style:text-properties fo:font-weight="normal" officeooo:rsid="00577aa5" style:font-weight-asian="normal" style:font-weight-complex="normal"/>
    </style:style>
    <style:style style:name="T45" style:family="text">
      <style:text-properties fo:font-weight="normal" officeooo:rsid="005a1644" style:font-weight-asian="normal" style:font-weight-complex="normal"/>
    </style:style>
    <style:style style:name="T46" style:family="text">
      <style:text-properties fo:font-weight="normal" officeooo:rsid="005ab0c5" style:font-weight-asian="normal" style:font-weight-complex="normal"/>
    </style:style>
    <style:style style:name="T47" style:family="text">
      <style:text-properties fo:font-weight="normal" officeooo:rsid="005bc8d6" style:font-weight-asian="normal" style:font-weight-complex="normal"/>
    </style:style>
    <style:style style:name="T48" style:family="text">
      <style:text-properties fo:font-weight="normal" officeooo:rsid="005c19e6" style:font-weight-asian="normal" style:font-weight-complex="normal"/>
    </style:style>
    <style:style style:name="T49" style:family="text">
      <style:text-properties fo:font-weight="normal" officeooo:rsid="005e458d" style:font-weight-asian="normal" style:font-weight-complex="normal"/>
    </style:style>
    <style:style style:name="T50" style:family="text">
      <style:text-properties fo:font-weight="normal" officeooo:rsid="005eb582" style:font-weight-asian="normal" style:font-weight-complex="normal"/>
    </style:style>
    <style:style style:name="T51" style:family="text">
      <style:text-properties fo:font-weight="normal" officeooo:rsid="006290c2"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1049d1" style:font-weight-asian="bold" style:font-weight-complex="bold"/>
    </style:style>
    <style:style style:name="T54" style:family="text">
      <style:text-properties officeooo:rsid="000cc94a"/>
    </style:style>
    <style:style style:name="T55" style:family="text">
      <style:text-properties officeooo:rsid="00211026"/>
    </style:style>
    <style:style style:name="T56" style:family="text">
      <style:text-properties officeooo:rsid="000f1e93"/>
    </style:style>
    <style:style style:name="T57" style:family="text">
      <style:text-properties officeooo:rsid="000f611b"/>
    </style:style>
    <style:style style:name="T58" style:family="text">
      <style:text-properties officeooo:rsid="001100b9"/>
    </style:style>
    <style:style style:name="T59" style:family="text">
      <style:text-properties officeooo:rsid="00193aae"/>
    </style:style>
    <style:style style:name="T60" style:family="text">
      <style:text-properties officeooo:rsid="0013848d"/>
    </style:style>
    <style:style style:name="T61" style:family="text">
      <style:text-properties officeooo:rsid="0016c899"/>
    </style:style>
    <style:style style:name="T62" style:family="text">
      <style:text-properties officeooo:rsid="0014a8f1"/>
    </style:style>
    <style:style style:name="T63" style:family="text">
      <style:text-properties officeooo:rsid="002f503a"/>
    </style:style>
    <style:style style:name="T64" style:family="text">
      <style:text-properties officeooo:rsid="00269b70"/>
    </style:style>
    <style:style style:name="T65" style:family="text">
      <style:text-properties officeooo:rsid="002375c0"/>
    </style:style>
    <style:style style:name="T66" style:family="text">
      <style:text-properties officeooo:rsid="0024e7db"/>
    </style:style>
    <style:style style:name="T67" style:family="text">
      <style:text-properties officeooo:rsid="0025a019"/>
    </style:style>
    <style:style style:name="T68" style:family="text">
      <style:text-properties officeooo:rsid="00278c6e"/>
    </style:style>
    <style:style style:name="T69" style:family="text">
      <style:text-properties officeooo:rsid="002b58ef"/>
    </style:style>
    <style:style style:name="T70" style:family="text">
      <style:text-properties officeooo:rsid="0005ec8d"/>
    </style:style>
    <style:style style:name="T71" style:family="text">
      <style:text-properties officeooo:rsid="0005f70d"/>
    </style:style>
    <style:style style:name="T72" style:family="text">
      <style:text-properties officeooo:rsid="0006e0be"/>
    </style:style>
    <style:style style:name="T73" style:family="text">
      <style:text-properties officeooo:rsid="00097932"/>
    </style:style>
    <style:style style:name="T74" style:family="text">
      <style:text-properties officeooo:rsid="0009f93a"/>
    </style:style>
    <style:style style:name="T75" style:family="text">
      <style:text-properties officeooo:rsid="000a800d"/>
    </style:style>
    <style:style style:name="T76" style:family="text">
      <style:text-properties officeooo:rsid="000add7b"/>
    </style:style>
    <style:style style:name="T77" style:family="text">
      <style:text-properties officeooo:rsid="000d5fa1"/>
    </style:style>
    <style:style style:name="T78" style:family="text">
      <style:text-properties officeooo:rsid="000e3a76"/>
    </style:style>
    <style:style style:name="T79" style:family="text">
      <style:text-properties officeooo:rsid="00243d93"/>
    </style:style>
    <style:style style:name="T80" style:family="text">
      <style:text-properties officeooo:rsid="00258904"/>
    </style:style>
    <style:style style:name="T81" style:family="text">
      <style:text-properties officeooo:rsid="002ce8e5"/>
    </style:style>
    <style:style style:name="T82" style:family="text">
      <style:text-properties officeooo:rsid="002debdb"/>
    </style:style>
    <style:style style:name="T83" style:family="text">
      <style:text-properties officeooo:rsid="0030b238"/>
    </style:style>
    <style:style style:name="T84" style:family="text">
      <style:text-properties officeooo:rsid="003303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ATRIBUTOS DE INSTANCIA:<text:span text:style-name="T1">Variables asociadas a cada objeto de la clase </text:span></text:p>
            <text:p text:style-name="P33"><text:span text:style-name="T52">RUBY: </text:span><text:bookmark-start text:name="__DdeLink__19_2932943027"/><text:span text:style-name="T54">@atributo_ de_instancia</text:span> <text:bookmark-end text:name="__DdeLink__19_2932943027"/>= valor. Se declaran en el metodo initialize.</text:p>
            <text:p text:style-name="P33"><text:span text:style-name="T52">JAVA: </text:span>(visibilidad) (tipo) deinstancia = defecto; Se declaran al crear la clase.</text:p>
            <text:p text:style-name="P7">ATRIBUTOS DE CLASE: <text:span text:style-name="T1">Son variables asociadas a la propia clase y no a cada instancia. Seran globales a todas las instancias. Existen de forma única. Cuando su valor cambia lo hace en todas las instancias. Se suele usar para evitar el uso de números mágicos o en constantes o contadores.</text:span></text:p>
            <text:p text:style-name="P7">RUBY:<text:span text:style-name="T1"> @@declase = valor. Se declaran en la clase(fuera de </text:span><text:span text:style-name="T3">metodos instanc</text:span><text:span text:style-name="T1">)</text:span></text:p>
            <text:p text:style-name="P7">JAVA:<text:span text:style-name="T1"> </text:span><text:span text:style-name="T11">(vis) static (tipo) <text:s/></text:span><text:span text:style-name="T1">DECLASE = valor. Se declaran al crear la clase.</text:span></text:p>
            <text:p text:style-name="P8">METODOS DE INSTANCIA: <text:span text:style-name="T1">Funciones asociadas a los objetos de la clase. Desde un metodo de instancia se puede acceder a los atributos de instancia de dicho objeto.</text:span></text:p>
            <text:p text:style-name="P8"><text:bookmark-start text:name="__DdeLink__10_2932943027"/>RUBY: <text:s text:c="31"/>JAVA:</text:p>
            <text:p text:style-name="P34">def metodo_instancia <text:s text:c="9"/>(visibilidad) (tipo) metodoInstancia(){</text:p>
            <text:p text:style-name="P34"><text:s text:c="5"/>return @deinstancia <text:s text:c="14"/>return deinstancia;</text:p>
            <text:p text:style-name="P34">end <text:s text:c="37"/>}<text:bookmark-end text:name="__DdeLink__10_2932943027"/></text:p>
            <text:p text:style-name="P8">METODOS DE CLASE: <text:s/><text:span text:style-name="T11">Funciones asociadas a la propia clase. Habitual que accedan/actualicen atrib de clase. No se puede acceder a atributos/metodos de instancia desde un metodo de clase.</text:span></text:p>
            <text:p text:style-name="P8">RUBY: <text:s text:c="31"/>JAVA:</text:p>
            <text:p text:style-name="P8"><text:span text:style-name="T1">def </text:span><text:span text:style-name="T11">self.</text:span><text:span text:style-name="T1">metodo_</text:span><text:span text:style-name="T11">clase</text:span><text:span text:style-name="T1"> <text:s text:c="9"/>(visibilidad) </text:span><text:span text:style-name="T11">static</text:span><text:span text:style-name="T1"> (tipo) metod</text:span><text:span text:style-name="T11">oClase</text:span><text:span text:style-name="T1">){</text:span></text:p>
            <text:p text:style-name="P8"><text:span text:style-name="T1"><text:s text:c="5"/></text:span><text:span text:style-name="T11">@@declase++ <text:s text:c="20"/>DECLASE++;</text:span></text:p>
            <text:p text:style-name="P8"><text:span text:style-name="T1"><text:s text:c="5"/>return </text:span><text:span text:style-name="T11">@</text:span><text:span text:style-name="T1">@</text:span><text:span text:style-name="T11">declase</text:span><text:span text:style-name="T1"> <text:s text:c="14"/>return </text:span><text:span text:style-name="T11">DECLASE</text:span><text:span text:style-name="T1">;</text:span></text:p>
            <text:p text:style-name="P34">end <text:s text:c="37"/>}</text:p>
          </table:table-cell>
          <table:table-cell table:style-name="Table1.A1" table:number-rows-spanned="3" office:value-type="string">
            <text:p text:style-name="P39">RUBY:</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8">Visible</text:p>
                </table:table-cell>
                <table:table-cell table:style-name="Table6.A1" office:value-type="string">
                  <text:p text:style-name="P38">Mismo objeto</text:p>
                </table:table-cell>
                <table:table-cell table:style-name="Table6.A1" office:value-type="string">
                  <text:p text:style-name="P38">Clase</text:p>
                </table:table-cell>
                <table:table-cell table:style-name="Table6.A1" office:value-type="string">
                  <text:p text:style-name="P38">Otra</text:p>
                </table:table-cell>
              </table:table-row>
              <table:table-row>
                <table:table-cell table:style-name="Table6.A1" office:value-type="string">
                  <text:p text:style-name="P38">private</text:p>
                </table:table-cell>
                <table:table-cell table:style-name="Table6.A1" office:value-type="string">
                  <text:p text:style-name="P38">X</text:p>
                </table:table-cell>
                <table:table-cell table:style-name="Table6.A1" office:value-type="string">
                  <text:p text:style-name="P40"/>
                </table:table-cell>
                <table:table-cell table:style-name="Table6.A1" office:value-type="string">
                  <text:p text:style-name="P40"/>
                </table:table-cell>
              </table:table-row>
              <table:table-row table:style-name="Table6.3">
                <table:table-cell table:style-name="Table6.A1" office:value-type="string">
                  <text:p text:style-name="P38">protected</text:p>
                </table:table-cell>
                <table:table-cell table:style-name="Table6.A1" office:value-type="string">
                  <text:p text:style-name="P38">X</text:p>
                </table:table-cell>
                <table:table-cell table:style-name="Table6.A1" office:value-type="string">
                  <text:p text:style-name="P40"/>
                </table:table-cell>
                <table:table-cell table:style-name="Table6.A1" office:value-type="string">
                  <text:p text:style-name="P40"/>
                </table:table-cell>
              </table:table-row>
              <table:table-row table:style-name="Table6.4">
                <table:table-cell table:style-name="Table6.A1" office:value-type="string">
                  <text:p text:style-name="P38">public</text:p>
                </table:table-cell>
                <table:table-cell table:style-name="Table6.A1" office:value-type="string">
                  <text:p text:style-name="P38">X</text:p>
                </table:table-cell>
                <table:table-cell table:style-name="Table6.A1" office:value-type="string">
                  <text:p text:style-name="P38">X</text:p>
                </table:table-cell>
                <table:table-cell table:style-name="Table6.A1" office:value-type="string">
                  <text:p text:style-name="P38">X</text:p>
                </table:table-cell>
              </table:table-row>
            </table:table>
            <text:p text:style-name="P46">Para dar visibilidad en Ruby se coloca el especificador y todos los metodos que vayan de<text:span text:style-name="T64">lante</text:span> tendran la visibilidad especificada. <text:span text:style-name="T65">Tambien se puede poner </text:span><text:bookmark-start text:name="__DdeLink__26_2932943027"/><text:span text:style-name="T65">especificador :nombre_metodo</text:span><text:bookmark-end text:name="__DdeLink__26_2932943027"/><text:span text:style-name="T66">_instancia </text:span><text:span text:style-name="T65"><text:s/></text:span><text:span text:style-name="T66">para los de instancia o </text:span><text:span text:style-name="T65">especificador</text:span><text:span text:style-name="T67">_class_method</text:span><text:span text:style-name="T65"> :nombre_metodo</text:span><text:span text:style-name="T67">_clase </text:span><text:span text:style-name="T68">para los de clase</text:span><text:span text:style-name="T67">.</text:span></text:p>
            <text:p text:style-name="P41">CONSTRUCTORES:</text:p>
            <text:p text:style-name="P47">Se deben inicializar todos los atributos de instancia.</text:p>
            <text:p text:style-name="P37">RUBY: </text:p>
            <text:p text:style-name="P45">El constructor de ruby es el metodo especial llamado initialize. Metodo privado de instanc<text:span text:style-name="T79">i</text:span>a que se llama automaticamente al llamar al metodo de clase new. <text:span text:style-name="T63">Se ocupa de la creación e inicializacion de atributos de instancia. </text:span><text:span text:style-name="T70">No se puede sobrecargar initialize (ni ningún metodo). </text:span><text:span text:style-name="T71">Aun asi se pueden crear varios constructores, creando varios metodos de clase que funcionen como constructores o haciendo que initialize admita un n</text:span><text:span text:style-name="T72">ú</text:span><text:span text:style-name="T71">mero variable de parametros.</text:span></text:p>
            <text:p text:style-name="P52">class Clase</text:p>
            <text:p text:style-name="P52"><text:s text:c="6"/>def initialize(parametro1, parametro2) <text:span text:style-name="T78">#Creamos e inicializamos atrib.de.inst.</text:span></text:p>
            <text:p text:style-name="P52"><text:s text:c="12"/>@atributo1 = parametro1</text:p>
            <text:p text:style-name="P52"><text:s text:c="12"/>@atributo2 = parametro2</text:p>
            <text:p text:style-name="P52"><text:s text:c="6"/>end</text:p>
            <text:p text:style-name="P53"><text:s text:c="6"/><text:span text:style-name="T74">def self.new_2parametros(</text:span>parametro1, parametro2<text:span text:style-name="T74">)</text:span></text:p>
            <text:p text:style-name="P53"><text:s text:c="12"/><text:span text:style-name="T74">new ( </text:span>parametro1, parametro2<text:span text:style-name="T74">) </text:span><text:span text:style-name="T75">#Llama a initialize con dos parametros</text:span></text:p>
            <text:p text:style-name="P52"><text:s text:c="6"/><text:span text:style-name="T74">end</text:span></text:p>
            <text:p text:style-name="P53"><text:s text:c="6"/><text:span text:style-name="T74">def self.new_1parametros1(</text:span>parametro1<text:span text:style-name="T74">)</text:span></text:p>
            <text:p text:style-name="P53"><text:s text:c="12"/><text:span text:style-name="T74">new ( </text:span>parametro1, <text:span text:style-name="T74">0) </text:span><text:span text:style-name="T75">#Llama a initialize con un parametro y el otro a 0</text:span></text:p>
            <text:p text:style-name="P53"><text:s text:c="6"/><text:span text:style-name="T74">end</text:span></text:p>
            <text:p text:style-name="P53"><text:s text:c="6"/><text:span text:style-name="T75">private :new #Obligamos a usar los “constructores nuevos”</text:span></text:p>
            <text:p text:style-name="P52">end</text:p>
            <text:p text:style-name="P42">JAVA:</text:p>
            <text:p text:style-name="P48">Mismo nombre que la clase. Se usan para asegurar la inicializacion de los atributos. Puede haber varios. Se puede reutilizar un contructor desde otro constructor. <text:span text:style-name="T69">Para construir el objeto se antepone la palabra new al nombre de la clase. Si no se crea ningun constructor existe uno por defecto sin parametros. </text:span></text:p>
            <text:p text:style-name="P50">class Clase {</text:p>
            <text:p text:style-name="P50"><text:s text:c="6"/><text:span text:style-name="T73">atributo1;</text:span></text:p>
            <text:p text:style-name="P50"><text:s text:c="6"/><text:span text:style-name="T73">atributo2;</text:span></text:p>
            <text:p text:style-name="P51"><text:s text:c="6"/><text:span text:style-name="T73">Clase(parametro1, parametro2) { //Constructor 2 parametros</text:span></text:p>
            <text:p text:style-name="P51"><text:s text:c="10"/><text:span text:style-name="T73">this.atributo1 = parametro1; </text:span></text:p>
            <text:p text:style-name="P51"><text:s text:c="10"/><text:span text:style-name="T73">this.atributo2 = parametro2;</text:span></text:p>
            <text:p text:style-name="P51"><text:span text:style-name="T73"><text:s text:c="6"/>}</text:span></text:p>
            <text:p text:style-name="P51"><text:s text:c="6"/><text:span text:style-name="T73">Clase(parametro1) { //Constructor </text:span><text:span text:style-name="T76">1</text:span><text:span text:style-name="T73"> parametro</text:span></text:p>
            <text:p text:style-name="P51"><text:s text:c="10"/><text:span text:style-name="T73">this.atributo1 = parametro1; </text:span></text:p>
            <text:p text:style-name="P51"><text:s text:c="10"/><text:span text:style-name="T73">this.atributo2 = </text:span><text:span text:style-name="T77">0</text:span><text:span text:style-name="T73">;</text:span></text:p>
            <text:p text:style-name="P51"><text:span text:style-name="T73"><text:s text:c="6"/>}</text:span></text:p>
            <text:p text:style-name="P51"><text:s text:c="6"/><text:span text:style-name="T73">Clase(Clase otro) { //Constructor copia</text:span></text:p>
            <text:p text:style-name="P51"><text:s text:c="10"/><text:span text:style-name="T73">this.atributo1 = otro.atributo1; </text:span></text:p>
            <text:p text:style-name="P51"><text:s text:c="10"/><text:span text:style-name="T73">this.atributo2 = otro.atributo2; </text:span></text:p>
            <text:p text:style-name="P51"><text:span text:style-name="T73"><text:s text:c="6"/>}</text:span></text:p>
            <text:p text:style-name="P50">}</text:p>
            <text:p text:style-name="P50"><text:s/><text:span text:style-name="T53">CONSULTORES Y MODIFICADORES</text:span></text:p>
            <text:p text:style-name="P54"><text:span text:style-name="T52">JAVA:</text:span> getAtributo{return atributo},void <text:s/>setAtributo(par){atributo = par}</text:p>
            <text:p text:style-name="P43">RUBY: <text:span text:style-name="T12">attr_reader :atributoinstancia #consultor </text:span></text:p>
            <text:p text:style-name="P43"><text:span text:style-name="T12">attr_writer :atributoinstancia #modif attr_accesor :atributoinstancia #ambos</text:span></text:p>
            <text:p text:style-name="P44"/>
            <text:p text:style-name="P49"><text:soft-page-break/></text:p>
          </table:table-cell>
          <table:table-cell table:style-name="Table1.A1" table:number-rows-spanned="3" office:value-type="string">
            <text:p text:style-name="P13">AGRUPACION: <text:span text:style-name="T1">module en Ruby y package en Java (no existen subpaquetes en Java)</text:span></text:p>
            <text:p text:style-name="P14"><text:span text:style-name="T1">Para referenciar archivos en Ruby se usa require_relative(archivo propio) o require (del lenguaje)</text:span></text:p>
            <text:p text:style-name="P15">HERENCIA: <text:span text:style-name="T13">Establece una relacion es-un. </text:span><text:span text:style-name="T14">La clase de la que se deriva es la clase padre, la clase derivada es la clase hija o subclase. </text:span><text:span text:style-name="T15">Hay transitividad. </text:span><text:span text:style-name="T16">La clase hija hereda todo el codigo. </text:span><text:span text:style-name="T17">Los atributos privados heredad</text:span><text:span text:style-name="T18">o</text:span><text:span text:style-name="T17">s no son accesibles desde la clase hija </text:span><text:span text:style-name="T19">(Esto no quiere decir <text:s/></text:span><text:span text:style-name="T20">que no puedas obtenerlo, por ejemplo, a traves de un </text:span><text:span text:style-name="T19">getter obtienes una referencia al atributo </text:span><text:span text:style-name="T20">permitiendo tanto verlo como modificarlo</text:span><text:span text:style-name="T19">). </text:span></text:p>
            <text:p text:style-name="P19"><text:span text:style-name="T80">R</text:span>UBY:<text:span text:style-name="T1"> </text:span><text:span text:style-name="T25">class </text:span><text:span text:style-name="T1">Hija &lt; Padre #La clase Hija hereda de la clase Padre</text:span></text:p>
            <text:p text:style-name="P20">JAVA:<text:span text:style-name="T1"> class Hija extends Padre //</text:span><text:span text:style-name="T26">La clase Hija hereda de la clase Padre</text:span></text:p>
            <text:p text:style-name="P16"><text:span text:style-name="T80">R</text:span>EDEFINICI<text:span text:style-name="T82">Ó</text:span>N <text:span text:style-name="T81">(O SOBREESCRITURA) </text:span><text:s/>DE METODOS ( VS SOBRECARGA):</text:p>
            <text:p text:style-name="P17"><text:span text:style-name="T1">Un metodo se redefine cuando una clase actua distinto que la clase de la que ha heredado(Se anula la implementacion heredada). Por ejemplo, si tenemos la clase Persona con el metodo hablar y una clase Profesor que hereda de Persona de manera que el metodo hablar ahora es distinto, lo redefinimos para que habl</text:span><text:span text:style-name="T21">e</text:span><text:span text:style-name="T1"> como un profesor. </text:span><text:span text:style-name="T22">Se puede usar el codigo heredado en la redefinición de manera que el metodo sobreescrito extiende al del padre. </text:span><text:span text:style-name="T23">Para esto usamos super </text:span><text:span text:style-name="T24">que permite ejecutar la implementación del padre del método que se esta redefiniendo. </text:span><text:span text:style-name="T31">Super en Ruby y Java.</text:span></text:p>
            <text:p text:style-name="P21"><text:span text:style-name="T84">R</text:span>UBY: <text:span text:style-name="T31">Solo permite </text:span><text:span text:style-name="T32">acceder en la clase padre a la implementacion del metodo que se esta redefiniendo. Si se utiliza sin argumentos se pasan automaticamente los mismos que esta recibiendo el metodo redefinido. </text:span><text:span text:style-name="T33">En initialize es igual que en otro metodo. </text:span><text:span text:style-name="T34">Al crear un método con el mismo nombre que en la superclase se produce redefinición ya que no hay sobrecarga.</text:span></text:p>
            <text:p text:style-name="P22"><text:span text:style-name="T1">class <text:s/>Padre <text:s text:c="49"/>class Hija &lt; Padre</text:span></text:p>
            <text:p text:style-name="P23"><text:span text:style-name="T1"><text:s text:c="2"/>def initialize(par1) <text:s text:c="35"/></text:span><text:span text:style-name="T35"><text:s text:c="7"/>def </text:span><text:span text:style-name="T1">initialize(</text:span><text:span text:style-name="T35">par1, </text:span><text:span text:style-name="T1">par</text:span><text:span text:style-name="T35">2</text:span><text:span text:style-name="T1">) </text:span></text:p>
            <text:p text:style-name="P23"><text:span text:style-name="T1"><text:s text:c="6"/>@atrib1 = par1 <text:s text:c="34"/></text:span><text:span text:style-name="T35"><text:s text:c="17"/>super</text:span><text:span text:style-name="T37">(par1) #Llama initialize padre</text:span></text:p>
            <text:p text:style-name="P23"><text:span text:style-name="T35"><text:s text:c="2"/></text:span><text:span text:style-name="T1">end </text:span><text:span text:style-name="T35"><text:s text:c="74"/></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24"><text:span text:style-name="T1"><text:s text:c="2"/>def metodo</text:span><text:span text:style-name="T38">1</text:span><text:span text:style-name="T1"> <text:s text:c="4"/></text:span><text:span text:style-name="T35"><text:s text:c="48"/></text:span><text:span text:style-name="T36">end</text:span><text:span text:style-name="T1"> <text:s text:c="20"/></text:span></text:p>
            <text:p text:style-name="P22"><text:span text:style-name="T1"><text:s text:c="7"/>puts “</text:span><text:span text:style-name="T38">S</text:span><text:span text:style-name="T1">oy padre </text:span><text:span text:style-name="T35">con #{@atrib1}</text:span><text:span text:style-name="T1">” <text:s text:c="14"/></text:span><text:span text:style-name="T37">def </text:span><text:span text:style-name="T38">metodo1 </text:span><text:span text:style-name="T40">#Redefinicion</text:span></text:p>
            <text:p text:style-name="P25"><text:span text:style-name="T1"><text:s text:c="2"/>end </text:span><text:span text:style-name="T35"><text:s text:c="74"/></text:span><text:span text:style-name="T38">super </text:span><text:span text:style-name="T41">#</text:span></text:p>
            <text:p text:style-name="P25"><text:span text:style-name="T1">end </text:span><text:span text:style-name="T35"><text:s text:c="76"/></text:span><text:span text:style-name="T38">puts “y hija </text:span><text:span text:style-name="T35">con #{@atrib</text:span><text:span text:style-name="T38">2</text:span><text:span text:style-name="T35">}</text:span><text:span text:style-name="T1">”</text:span></text:p>
            <text:p text:style-name="P26"><text:span text:style-name="T1"><text:s/></text:span><text:span text:style-name="T35"><text:s text:c="76"/></text:span><text:span text:style-name="T39">end</text:span></text:p>
            <text:p text:style-name="P31"><text:span text:style-name="T34">S</text:span><text:span text:style-name="T1">i no realizamos la llamada a super en el initialize de la clase Hija los atributos de instancia de la clase Padre no existiran en Hija y dara error al hacer llamada a metodos que los usen. </text:span></text:p>
            <text:p text:style-name="P18"><text:span text:style-name="T83">J</text:span>AVA: <text:span text:style-name="T27">Permite acceder a la implementacion de cualquier metodo del padre. No es recomendable usarlo para llamar a metodos distintos del que se esta redefiniendo. </text:span><text:span text:style-name="T28">En el constructor permite referenciar al constructor de la clase padre (si tiene varios en funcionen de los parametros), pero debe aparecer en la primera linea del constructor de la clase derivada. </text:span><text:span text:style-name="T29">No se pueden redefinir metodos declarados como final ni metodos privados del padre. </text:span><text:span text:style-name="T30">Es aconsejable usar @Override ya que el compilador te avisa si estas sobrecargando en lugar de redefiniendo. </text:span><text:span text:style-name="T31">Se permite ampliar la accesibilidad del especificador de acceso (No disminuir).</text:span></text:p>
            <text:p text:style-name="P27"><text:span text:style-name="T1">class <text:s/>Padre </text:span><text:span text:style-name="T50">{</text:span><text:span text:style-name="T1"> <text:s text:c="48"/>class Hija </text:span><text:span text:style-name="T42">extends</text:span><text:span text:style-name="T1"> Padre </text:span><text:span text:style-name="T50">{</text:span></text:p>
            <text:p text:style-name="P27"><text:span text:style-name="T1"><text:s text:c="2"/></text:span><text:span text:style-name="T43">atrib1; <text:s text:c="64"/>atrib2;</text:span></text:p>
            <text:p text:style-name="P27"><text:span text:style-name="T1"><text:s text:c="2"/></text:span><text:span text:style-name="T42">Padre </text:span><text:span text:style-name="T1">(par1) </text:span><text:span text:style-name="T45">{</text:span><text:span text:style-name="T1"> <text:s text:c="31"/></text:span><text:span text:style-name="T35"><text:s text:c="20"/></text:span><text:span text:style-name="T42">Hija</text:span><text:span text:style-name="T1">(</text:span><text:span text:style-name="T35">par1, </text:span><text:span text:style-name="T1">par</text:span><text:span text:style-name="T35">2</text:span><text:span text:style-name="T1">) </text:span><text:span text:style-name="T49">{</text:span></text:p>
            <text:p text:style-name="P27"><text:span text:style-name="T1"><text:s text:c="6"/>atrib1 = par1; <text:s text:c="34"/></text:span><text:span text:style-name="T35"><text:s text:c="22"/>super</text:span><text:span text:style-name="T37">(par1); #Llama </text:span><text:span text:style-name="T44">al constructor de Padre</text:span></text:p>
            <text:p text:style-name="P27"><text:span text:style-name="T35"><text:s text:c="2"/></text:span><text:span text:style-name="T45">}</text:span><text:span text:style-name="T35"> <text:s text:c="80"/></text:span><text:span text:style-name="T1">atrib</text:span><text:span text:style-name="T35">2</text:span><text:span text:style-name="T1"> = par</text:span><text:span text:style-name="T35">2</text:span><text:span text:style-name="T1"> <text:s text:c="35"/></text:span><text:span text:style-name="T35"><text:s text:c="7"/></text:span><text:span text:style-name="T1"><text:s text:c="35"/></text:span><text:span text:style-name="T35"><text:s text:c="7"/></text:span></text:p>
            <text:p text:style-name="P27"><text:span text:style-name="T1"><text:s text:c="2"/></text:span><text:span text:style-name="T51">String </text:span><text:span text:style-name="T1">metodo</text:span><text:span text:style-name="T38">1</text:span><text:span text:style-name="T51">{</text:span><text:span text:style-name="T1"> <text:s text:c="4"/></text:span><text:span text:style-name="T35"><text:s text:c="44"/></text:span><text:span text:style-name="T49">}</text:span><text:span text:style-name="T1"> <text:s text:c="19"/></text:span></text:p>
            <text:p text:style-name="P29"><text:span text:style-name="T1"><text:s text:c="7"/></text:span><text:span text:style-name="T46">return </text:span><text:span text:style-name="T1"><text:s/>“</text:span><text:span text:style-name="T38">S</text:span><text:span text:style-name="T1">oy padre </text:span><text:span text:style-name="T35">con </text:span><text:span text:style-name="T1">” </text:span><text:span text:style-name="T45">+ atrib1</text:span><text:span text:style-name="T1"> <text:s text:c="16"/></text:span><text:span text:style-name="T37"><text:s/></text:span><text:span text:style-name="T51">String </text:span><text:span text:style-name="T1">metodo</text:span><text:span text:style-name="T38">1</text:span><text:span text:style-name="T51">{</text:span><text:span text:style-name="T38"> </text:span><text:span text:style-name="T40">#Redefinicion</text:span></text:p>
            <text:p text:style-name="P27"><text:span text:style-name="T1"><text:s text:c="2"/></text:span><text:span text:style-name="T51">}</text:span><text:span text:style-name="T35"> <text:s text:c="78"/></text:span><text:span text:style-name="T38">super</text:span><text:span text:style-name="T47">();</text:span></text:p>
            <text:p text:style-name="P28"><text:span text:style-name="T50"><text:s/>}</text:span><text:span text:style-name="T1"> </text:span><text:span text:style-name="T35"><text:s text:c="79"/></text:span><text:span text:style-name="T46">return </text:span><text:span text:style-name="T1"><text:s/>“</text:span><text:span text:style-name="T38">S</text:span><text:span text:style-name="T1">oy </text:span><text:span text:style-name="T48">hija</text:span><text:span text:style-name="T1"> </text:span><text:span text:style-name="T35">con </text:span><text:span text:style-name="T1">” </text:span><text:span text:style-name="T45">+ atrib</text:span><text:span text:style-name="T48">2</text:span><text:span text:style-name="T1"> </text:span></text:p>
            <text:p text:style-name="P27"><text:span text:style-name="T31"><text:s/></text:span><text:span text:style-name="T35"><text:s text:c="77"/></text:span><text:span text:style-name="T50">}</text:span></text:p>
            <text:p text:style-name="P30"><text:span text:style-name="T31"><text:s/></text:span><text:span text:style-name="T35"><text:s text:c="70"/></text:span><text:span text:style-name="T50">}</text:span></text:p>
            <text:p text:style-name="P32"><text:span text:style-name="T31"/></text:p>
          </table:table-cell>
        </table:table-row>
        <table:table-row>
          <table:table-cell table:style-name="Table1.A1" office:value-type="string">
            <text:p text:style-name="P2">PARTICULARIDAD RUBY: <text:span text:style-name="T1">Dos tipos de atributos de clase</text:span></text:p>
            <text:p text:style-name="P4">@@atributo_de_clase <text:s text:c="4"/>@atributo_de_instancia_de_clase</text:p>
            <text:p text:style-name="P2"><text:span text:style-name="T1">Los atributos de clase son accesibles desde ambito de instancia, los de instancia de clase no. Los atributos de clase se comparten con las subclases </text:span><text:span text:style-name="T3">mientras que los de instancia de clase no. ¿Diferencia entre @atributo_ de_instancia y </text:span><text:span text:style-name="T1">@atributo_de_instancia_de_clase? </text:span><text:span text:style-name="T3">Depende del </text:span><text:span text:style-name="T4">á</text:span><text:span text:style-name="T3">mbito.</text:span></text:p>
            <text:p text:style-name="P3"><text:span text:style-name="T55">Á</text:span>MBITO: <text:span text:style-name="T1">En una clase </text:span><text:span text:style-name="T5">c</text:span><text:span text:style-name="T1">ualquier punto dentro de un metodo de instancia esta en ambito de instancia, lo demás esta en ambito de clase.</text:span><text:span text:style-name="T6"> <text:s/></text:span><text:span text:style-name="T7">(Esto también es as</text:span><text:span text:style-name="T8">í</text:span><text:span text:style-name="T7"> en Java)</text:span><text:span text:style-name="T6"> <text:s text:c="41"/></text:span></text:p>
            <text:p text:style-name="P5"><text:bookmark-start text:name="__DdeLink__24_2932943027"/>class Clase <text:s text:c="44"/></text:p>
            <text:p text:style-name="P3"><text:span text:style-name="T1"><text:s text:c="5"/></text:span><text:span text:style-name="T9">@@atributo_de_clase <text:s text:c="26"/></text:span></text:p>
            <text:p text:style-name="P3"><text:span text:style-name="T1"><text:s text:c="5"/></text:span><text:span text:style-name="T9">@atributo_de_instancia_de_clase <text:s text:c="8"/></text:span></text:p>
            <text:p text:style-name="P3"><text:span text:style-name="T9"><text:s text:c="5"/></text:span><text:span text:style-name="T1">def metodo_instancia</text:span></text:p>
            <text:p text:style-name="P3"><text:span text:style-name="T1"><text:s text:c="11"/>@atributo_ de_instancia</text:span><text:span text:style-name="T10"> </text:span></text:p>
            <text:p text:style-name="P5"><text:s text:c="5"/>end</text:p>
            <text:p text:style-name="P5">end<text:bookmark-end text:name="__DdeLink__24_2932943027"/></text:p>
            <text:p text:style-name="P3">VARIABLES LOCALES: <text:span text:style-name="T1">Sin @.</text:span></text:p>
            <text:p text:style-name="P3">CONSTANTES:<text:span text:style-name="T1"> final en Java y en may</text:span><text:span text:style-name="T2">ú</text:span><text:span text:style-name="T1">scula en Ruby </text:span></text:p>
          </table:table-cell>
          <table:covered-table-cell table:style-name="Table1.A1"/>
          <table:covered-table-cell table:style-name="Table1.A1"/>
        </table:table-row>
        <table:table-row>
          <table:table-cell table:style-name="Table1.A1" office:value-type="string">
            <text:p text:style-name="P35"><text:span text:style-name="T52">PSEUDOVARIABLES: </text:span><text:span text:style-name="T56">this en Java, </text:span><text:span text:style-name="T57">self</text:span><text:span text:style-name="T56"> en Ruby. </text:span><text:span text:style-name="T58">Hacen referencia al propio objeto o a la clase </text:span><text:span text:style-name="T59">(Depende del ambito)</text:span><text:span text:style-name="T58">. </text:span><text:span text:style-name="T60">Desde ambito de clase no se puede usar this </text:span><text:span text:style-name="T61">o self </text:span><text:span text:style-name="T62">para llamar a atributos. </text:span></text:p>
            <text:p text:style-name="P9">ESPECIFICADORES DE ACCESO</text:p>
            <text:p text:style-name="P9">JAVA:</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0"/>
                  <text:p text:style-name="P10">Visible</text:p>
                </table:table-cell>
                <table:table-cell table:style-name="Table4.A1" table:number-columns-spanned="2" office:value-type="string">
                  <text:p text:style-name="P10">Mismo paquete</text:p>
                </table:table-cell>
                <table:covered-table-cell/>
                <table:table-cell table:style-name="Table4.A1" office:value-type="string">
                  <text:p text:style-name="P10">Otro paquete</text:p>
                </table:table-cell>
              </table:table-row>
              <table:table-row>
                <table:covered-table-cell table:style-name="Table4.A1"/>
                <table:table-cell table:style-name="Table4.A1" office:value-type="string">
                  <text:p text:style-name="P10">Clase</text:p>
                </table:table-cell>
                <table:table-cell table:style-name="Table4.A1" office:value-type="string">
                  <text:p text:style-name="P10">Otra</text:p>
                </table:table-cell>
                <table:table-cell table:style-name="Table4.A1" office:value-type="string">
                  <text:p text:style-name="P10">Otra</text:p>
                </table:table-cell>
              </table:table-row>
              <table:table-row>
                <table:table-cell table:style-name="Table4.A1" office:value-type="string">
                  <text:p text:style-name="P10">private</text:p>
                </table:table-cell>
                <table:table-cell table:style-name="Table4.A1" office:value-type="string">
                  <text:p text:style-name="P10">X</text:p>
                </table:table-cell>
                <table:table-cell table:style-name="Table4.A1" office:value-type="string">
                  <text:p text:style-name="P11"/>
                </table:table-cell>
                <table:table-cell table:style-name="Table4.A1" office:value-type="string">
                  <text:p text:style-name="P11"/>
                </table:table-cell>
              </table:table-row>
              <table:table-row>
                <table:table-cell table:style-name="Table4.A1" office:value-type="string">
                  <text:p text:style-name="P10">package</text:p>
                </table:table-cell>
                <table:table-cell table:style-name="Table4.A1" office:value-type="string">
                  <text:p text:style-name="P10">X</text:p>
                </table:table-cell>
                <table:table-cell table:style-name="Table4.A1" office:value-type="string">
                  <text:p text:style-name="P10">X</text:p>
                </table:table-cell>
                <table:table-cell table:style-name="Table4.A1" office:value-type="string">
                  <text:p text:style-name="P11"/>
                </table:table-cell>
              </table:table-row>
              <table:table-row>
                <table:table-cell table:style-name="Table4.A1" office:value-type="string">
                  <text:p text:style-name="P10">protected</text:p>
                </table:table-cell>
                <table:table-cell table:style-name="Table4.A1" office:value-type="string">
                  <text:p text:style-name="P10">X</text:p>
                </table:table-cell>
                <table:table-cell table:style-name="Table4.A1" office:value-type="string">
                  <text:p text:style-name="P10">X</text:p>
                </table:table-cell>
                <table:table-cell table:style-name="Table4.A1" office:value-type="string">
                  <text:p text:style-name="P11"/>
                </table:table-cell>
              </table:table-row>
              <table:table-row>
                <table:table-cell table:style-name="Table4.A1" office:value-type="string">
                  <text:p text:style-name="P10">public</text:p>
                </table:table-cell>
                <table:table-cell table:style-name="Table4.A1" office:value-type="string">
                  <text:p text:style-name="P10">X</text:p>
                </table:table-cell>
                <table:table-cell table:style-name="Table4.A1" office:value-type="string">
                  <text:p text:style-name="P10">X</text:p>
                </table:table-cell>
                <table:table-cell table:style-name="Table4.A1" office:value-type="string">
                  <text:p text:style-name="P10">X</text:p>
                </table:table-cell>
              </table:table-row>
            </table:table>
            <text:p text:style-name="P12">PRIVADO: DIFERENCIAS ENTRE JAVA Y RUBY</text:p>
            <text:p text:style-name="P36">En Java se puede acceder a atributos y metodos privados desde una instancia, ambito de clase o ambito de instancia mientras que en ruby no se puede hacer nada de eso.</text:p>
          </table:table-cell>
          <table:covered-table-cell table:style-name="Table1.A1"/>
          <table:covered-table-cell table:style-name="Table1.A1"/>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5in" fo:margin-bottom="0.25in" fo:margin-left="0.25in" fo:margin-right="0.2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5:19:39.997071570</meta:creation-date>
    <meta:editing-duration>PT2H47S</meta:editing-duration>
    <meta:editing-cycles>95</meta:editing-cycles>
    <meta:generator>LibreOffice/7.4.7.2$Linux_X86_64 LibreOffice_project/40$Build-2</meta:generator>
    <dc:date>2024-04-14T17:21:07.344764645</dc:date>
    <meta:document-statistic meta:table-count="3" meta:image-count="0" meta:object-count="0" meta:page-count="2" meta:paragraph-count="136" meta:word-count="1215" meta:character-count="9797" meta:non-whitespace-character-count="6683"/>
  </office:meta>
</office:document-meta>
</file>